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F8F000008906DCA9651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|c|cc}&#10;\hline&#10;A &amp; B &amp; C &amp; &amp;m\\&#10;\hline&#10;0 &amp; 0 &amp; 0 &amp;  \overline{A}  \overline{B}  &amp; m_0  \\&#10;0 &amp; 1 &amp; 1 &amp; \overline{A} B &amp;m_1 \\&#10;1 &amp; 0 &amp; 0 &amp;A \overline{B} &amp;m_2 \\&#10;1 &amp; 1 &amp; 1 &amp; A B &amp;m_3 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575cm" svg:height="3.067cm" svg:x="3.069cm" svg:y="0.426cm">
          <draw:image xlink:href="Pictures/2000000100000F8F000008906DCA9651.svm" xlink:type="simple" xlink:show="embed" xlink:actuate="onLoad">
            <text:p/>
          </draw:image>
          <draw:glue-point draw:id="4" svg:x="4.113cm" svg:y="0.71cm"/>
          <draw:glue-point draw:id="5" svg:x="4.059cm" svg:y="3.671cm"/>
        </draw:frame>
        <draw:custom-shape draw:style-name="gr2" draw:text-style-name="P1" xml:id="id1" draw:id="id1" draw:layer="layout" svg:width="1.754cm" svg:height="0.635cm" svg:x="3.114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xml:id="id3" draw:id="id3" draw:layer="layout" svg:width="1.598cm" svg:height="0.529cm" svg:x="0.693cm" svg:y="1.692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2.584cm" svg:y="5.009cm"/>
        </draw:frame>
        <draw:connector draw:style-name="gr4" draw:text-style-name="P1" draw:layer="layout" draw:type="curve" draw:line-skew="0.146cm" svg:x1="3.114cm" svg:y1="1.951cm" svg:x2="0.991cm" svg:y2="1.558cm" draw:start-shape="id1" draw:start-glue-point="6" draw:end-shape="id2" draw:end-glue-point="4" svg:d="m3114 1951c-1060 0-883-447-1149-733s-974-411-974 340">
          <text:p/>
        </draw:connector>
        <draw:connector draw:style-name="gr4" draw:text-style-name="P1" draw:layer="layout" draw:type="curve" draw:line-skew="-1.255cm -0.98cm" svg:x1="1.904cm" svg:y1="2.22cm" svg:x2="8.148cm" svg:y2="2.176cm" draw:start-shape="id3" draw:start-glue-point="4" draw:end-shape="id4" draw:end-glue-point="4" svg:d="m1904 2220c0 777 3130 647 4697 443s1571-487 1547-487">
          <text:p/>
        </draw:connector>
        <draw:custom-shape draw:style-name="gr2" draw:text-style-name="P1" xml:id="id2" draw:id="id2" draw:layer="layout" svg:width="0.832cm" svg:height="0.816cm" svg:x="0.575cm" svg:y="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07-13T10:51:55</dc:date>
    <dc:creator>kkk </dc:creator>
    <meta:editing-duration>PT5H21M4S</meta:editing-duration>
    <meta:editing-cycles>25</meta:editing-cycles>
    <meta:generator>LibreOffice/3.3$Linux LibreOffice_project/330m19$Build-401</meta:generator>
    <meta:document-statistic meta:object-count="6"/>
  </office:meta>
</office:document-meta>
</file>

<file path=Object 2/content.xml><?xml version="1.0" encoding="utf-8"?>
<math xmlns="http://www.w3.org/1998/Math/MathML">
  <semantics>
    <mrow>
      <msub>
        <mn>01</mn>
        <mn>2</mn>
      </msub>
      <mo stretchy="false">=</mo>
      <msub>
        <mn>1</mn>
        <mn>10</mn>
      </msub>
    </mrow>
    <annotation encoding="StarMath 5.0">01_2 = 1_{10}</annotation>
  </semantics>
</math>
</file>